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12, 2021 (01:47: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12T17:47:57Z</meta:creation-date>
    <dc:date>2021-07-12T17:47:57Z</dc:date>
    <meta:user-defined meta:name="date" meta:value-type="string">July  12, 2021 (01:47: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